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2mm"/>
    </style:style>
    <style:style style:name="co2" style:family="table-column">
      <style:table-column-properties fo:break-before="auto" style:column-width="151.41mm"/>
    </style:style>
    <style:style style:name="co3" style:family="table-column">
      <style:table-column-properties fo:break-before="auto" style:column-width="31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7mm" fo:break-before="auto" style:use-optimal-row-height="false"/>
    </style:style>
    <style:style style:name="ro2" style:family="table-row">
      <style:table-row-properties style:row-height="17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hi" style:country-asian="IN" style:language-complex="none" style:country-complex="none" style:font-name-asian="Microsoft YaHei" style:font-name-complex="Arial" style:font-size-asian="12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language-asian="hi" style:country-asian="IN" style:language-complex="none" style:country-complex="none" style:font-size-asian="12pt" style:font-size-complex="6.80000019073486pt"/>
    </style:style>
    <style:style style:name="T4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6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ySQL Workbench ctr+entr pour executer une lign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HOW DATABASES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CREATE DATABASE nom_bas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USE DATABASE nom_databas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CREATE TABLE nom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<text:span text:style-name="T1">CREATE TABLE etudiants (id INT NOT NULL AUTO_INCREMENT, nom VARCHAR(30), prenom VARCHAR(30), mail VARCHAR(30), moyenne FLOAT,  PRIMARY KEY(id)</text:span>);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SHOW TABLES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SELECT * FROM nom_tabl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* pour la totalité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SELECT commande as cmd from long_nom_et_prenom as lg cmd,nom, l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Alias valable que pour cette requete permet de raccourcir les lignes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SELECT col1, col2 <text:s/>FROM nom_table_qui_a_col1, nom_table_qui_a_col2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SELECT DISTINCT <text:s text:c="2"/>pour eviter les doublons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INSERT INTO nom_table (colonne1, colonne2) VALUES (‘L1C1’, 3), (‘L2C1’,4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REATE TABLE nom_table (genre CHAR (1) DEFAULT« m », nom VARCHAR(30), prenom VARCHAR(30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REATE TABLE nom_table (check(genre in(« H »,  « F »)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REATE TABLE nom_table (nom VARCHAR(30), prenom VARCHAR(30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REATE TABLE nom_table (email VARCHAR(50) unique , nom VARCHAR(30), prenom VARCHAR(30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PDATE nom_table SET prenom = « cedric » WHERE prenom = «nils»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LETE FROM nom_table WHERE nom= « cedric »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ROP TABLE nom_table ou databas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RUNCATE <text:s/>vide et ne supprime p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LTER TABLE etudiant CHANGE id matricule I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ange le nom de la colon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2">ALTER TABLE nom_table (id </text:span><text:span text:style-name="T3">INT NOT NULL AUTO_INCREMENT PRIMARY KEY</text:span>)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jouter l’id apr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2">ALTER TABLE nom_table id </text:span><text:span text:style-name="T3">INT NOT NULL AUTO_INCREMENT PRIMARY KEY FIRST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jouter l’id avant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<text:span text:style-name="T4">ALTER TABLE </text:span><text:span text:style-name="T5"> nom_table</text:span> MODIFY COLUMN ID VARCHAR(25) FIRS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ange l’id de plac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SELECT * FROM nom_table group by nom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SELECT * FROM nom_table order by nom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SELECT * FROM nom_table order by nom LIMIT 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SELECT * FROM nom_table order by no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TWEEN « 2021-02-15 » AND « 2021-02-25 »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6">WHERE table,colon = 1 OR table,colon = 2 OR table,</text:span>colon = 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6">WHERE table,</text:span>colon IN(1,2,3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HERE table,colon NOT IN(1,2,3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HERE nom like « cedric » <text:s text:c="4"/>mieux e = pour comparaer str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JOCKER AVEC LE LIKE % _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HERE nom like « c % » <text:s text:c="5"/>dont le nom commence pa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HERE nom like « %c  » <text:s text:c="5"/>dont le nom finit pa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HERE nom like « %c%  » <text:s text:c="5"/>dont le nom contient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HERE nom like «_____ » <text:s text:c="5"/>dont le nom a X caractèr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JOIINTUR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REATE TABLE command (id, numerocommand, idClient INT, CONSTRAINT nom_cle_etrangere  FOREIGN KEY <text:s/>(colonne_dans_cette_table) REFERENCES table(colonne_qu_on_recupere) <text:s/>)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LECT * FROM tab1 INNER JOIN tab2 WHERE tab1.nomcol1 = tab2.nom2col;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LECT * FROM tab1 INNER JOIN tab2 ON tab1.nomcol1 = tab2.nom2col;</text:p>
          </table:table-cell>
          <table:table-cell table:number-columns-repeated="102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/00/0000</text:date>, <text:time style:data-style-name="N2" text:time-value="09:09:48.4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4T09:25:52.844000000</meta:creation-date>
    <dc:date>2021-02-25T19:36:56.755000000</dc:date>
    <meta:editing-duration>PT15H48M46S</meta:editing-duration>
    <meta:editing-cycles>18</meta:editing-cycles>
    <meta:generator>LibreOffice/6.0.6.2$Windows_X86_64 LibreOffice_project/0c292870b25a325b5ed35f6b45599d2ea4458e77</meta:generator>
    <meta:document-statistic meta:table-count="1" meta:cell-count="48" meta:object-count="0"/>
  </office:meta>
</office:document-meta>
</file>